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Liberation Serif" fo:font-size="12pt" officeooo:rsid="000b594f" officeooo:paragraph-rsid="000b594f" style:font-size-asian="12pt" style:font-size-complex="12pt"/>
    </style:style>
    <style:style style:name="P2" style:family="paragraph" style:parent-style-name="Preformatted_20_Text">
      <style:text-properties style:font-name="Liberation Serif" fo:font-size="12pt" officeooo:rsid="000d2c55" officeooo:paragraph-rsid="000d2c55" style:font-size-asian="12pt" style:font-size-complex="12pt"/>
    </style:style>
    <style:style style:name="P3" style:family="paragraph" style:parent-style-name="Preformatted_20_Text">
      <style:text-properties style:font-name="Liberation Serif" fo:font-size="12pt" officeooo:rsid="00121e64" officeooo:paragraph-rsid="00121e64" style:font-size-asian="12pt" style:font-size-complex="12pt"/>
    </style:style>
    <style:style style:name="P4" style:family="paragraph" style:parent-style-name="Preformatted_20_Text">
      <style:text-properties style:font-name="Liberation Serif" fo:font-size="12pt" officeooo:rsid="001edf87" officeooo:paragraph-rsid="001edf87" style:font-size-asian="12pt" style:font-size-complex="12pt"/>
    </style:style>
    <style:style style:name="P5" style:family="paragraph" style:parent-style-name="Preformatted_20_Text">
      <style:text-properties style:font-name="Liberation Serif" fo:font-size="12pt" officeooo:rsid="00181947" officeooo:paragraph-rsid="001edf87" style:font-size-asian="12pt" style:font-size-complex="12pt"/>
    </style:style>
    <style:style style:name="T1" style:family="text">
      <style:text-properties officeooo:rsid="000de0bd"/>
    </style:style>
    <style:style style:name="T2" style:family="text">
      <style:text-properties officeooo:rsid="00121e64"/>
    </style:style>
    <style:style style:name="T3" style:family="text">
      <style:text-properties officeooo:rsid="0012fb33"/>
    </style:style>
    <style:style style:name="T4" style:family="text">
      <style:text-properties fo:font-size="11pt" style:font-size-asian="9.60000038146973pt" style:font-size-complex="11pt"/>
    </style:style>
    <style:style style:name="T5" style:family="text">
      <style:text-properties fo:font-size="11pt" officeooo:rsid="0019dc85" style:font-size-asian="9.60000038146973pt" style:font-size-complex="11pt"/>
    </style:style>
    <style:style style:name="T6" style:family="text">
      <style:text-properties fo:font-size="11pt" officeooo:rsid="001ad5c2" style:font-size-asian="9.60000038146973pt" style:font-size-complex="11pt"/>
    </style:style>
    <style:style style:name="T7" style:family="text">
      <style:text-properties fo:font-size="11pt" officeooo:rsid="001ca36f" style:font-size-asian="9.60000038146973pt" style:font-size-complex="11pt"/>
    </style:style>
    <style:style style:name="T8" style:family="text">
      <style:text-properties fo:font-size="11pt" officeooo:rsid="001d5009" style:font-size-asian="9.60000038146973pt" style:font-size-complex="11pt"/>
    </style:style>
    <style:style style:name="T9" style:family="text">
      <style:text-properties fo:font-size="11pt" officeooo:rsid="001e6c2d" style:font-size-asian="9.60000038146973pt" style:font-size-complex="11pt"/>
    </style:style>
    <style:style style:name="T10" style:family="text">
      <style:text-properties fo:font-size="11pt" officeooo:rsid="001edf87" style:font-size-asian="9.60000038146973pt" style:font-size-complex="11pt"/>
    </style:style>
    <style:style style:name="T11" style:family="text">
      <style:text-properties officeooo:rsid="001ad5c2"/>
    </style:style>
    <style:style style:name="T12" style:family="text">
      <style:text-properties officeooo:rsid="001ca36f"/>
    </style:style>
    <style:style style:name="T13" style:family="text">
      <style:text-properties officeooo:rsid="001d5009"/>
    </style:style>
    <style:style style:name="T14" style:family="text">
      <style:text-properties officeooo:rsid="001e6c2d"/>
    </style:style>
    <style:style style:name="T15" style:family="text">
      <style:text-properties officeooo:rsid="001edf87"/>
    </style:style>
    <style:style style:name="T16" style:family="text">
      <style:text-properties officeooo:rsid="0019dc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Whom it may concern,</text:p>
      <text:p text:style-name="P1"/>
      <text:p text:style-name="P2">I would like to express my wish to join &lt;the Master program&gt; starting &lt;dat<text:span text:style-name="T2">e</text:span>&gt;. Allow me to provide some information that may further support my application. <text:span text:style-name="T14">I am currently a senior Computer Science and Engineering student at the German Univeristy in Cairo. </text:span>I believe that my academic background, experience as well as my comitement and passion to the field . My interest in computer development started early, as I learned <text:span text:style-name="T1">C at 13 years old. The main appeal that computer programming held for me, was the ability to <text:s/>materialize an idea using lines of code. It made an opertune window to express creative ideas. Having gotten some experience in C, I followed with other programming languages such as C++, Visual Basic. This has allowed me to work on some personal projects such as a personal Organiser for planning tasks and schedules written in C++. </text:span></text:p>
      <text:p text:style-name="P3"/>
      <text:p text:style-name="P3">After deciding to follow a carrer in computer science, I <text:span text:style-name="T13">was accepeted in</text:span> the compuer science bachelor program of the German University in Cairo <text:span text:style-name="T13">with a partial scholarship</text:span>. I am currently in my senior year and expected to graduate next semester with highest honors. My current ranking <text:s/>in the class of 2015 is the second top student with GPA 0.89 (based on the german scale starting 0.7). <text:span text:style-name="T3">My chosen study track included subjects such as “Theory of computation”, “Artificial Intelligence” and “Machine Learning”. This was aimed at expanding my understanding of the basics of computer science and to gain an overview of its most popular fields. I also covered more aspects of programming languages such as functional and logical programming. I also attended several extra-curricalar courses abroad such as the CHR workshop in berlin. I was funded during these courses by my home university as a reward for academic excellence. Finally, I wrote my bachelor thesis at the University of Augsburg, aslo sponsored by my home university.</text:span></text:p>
      <text:p text:style-name="P4"/>
      <text:p text:style-name="P5">During my studies, I became involved in several projects. <text:span text:style-name="T16">I was part of a team that developed a website that introduces new comers to my university to possible courses and faculites. This was commissioned as an internship by my university. This was one of several system development internships I took with some of the prominent startnups in Egypt. This has allowed me to gain experience working with diverse teams in different positions, such as being a lead focal point in a team of 15 developers.</text:span></text:p>
      <text:p text:style-name="P5"/>
      <text:p text:style-name="P5"><text:span text:style-name="T12">I became interested in academic research, specifically Aritifical intelligence and Machine Learning, the end of my studies. That has motivated me to take several internships relating to the field, including Affective text classification with Intel Egypt, Sentimental Analysis over EEG with the University of Augsburg (sponsered by home university) and a BCI controlled robot. I also became part of an effort to start an Artificial Intelligence research group in my university.</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3T04:39:08.413923810</dc:date>
    <meta:editing-duration>PT16H25M44S</meta:editing-duration>
    <meta:editing-cycles>8</meta:editing-cycles>
    <meta:generator>LibreOffice/4.3.2.2.0$Linux_X86_64 LibreOffice_project/430m0$Build-2</meta:generator>
    <meta:document-statistic meta:table-count="0" meta:image-count="0" meta:object-count="0" meta:page-count="1" meta:paragraph-count="5" meta:word-count="472" meta:character-count="2877" meta:non-whitespace-character-count="2407"/>
  </office:meta>
</office:document-meta>
</file>